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7bad" officeooo:paragraph-rsid="00047bad"/>
    </style:style>
    <style:style style:name="P2" style:family="paragraph" style:parent-style-name="Standard">
      <style:text-properties officeooo:rsid="00047bad" officeooo:paragraph-rsid="00047bad"/>
    </style:style>
    <style:style style:name="P3" style:family="paragraph" style:parent-style-name="Standard">
      <style:paragraph-properties fo:text-align="justify" style:justify-single-word="false"/>
      <style:text-properties officeooo:rsid="00098372" officeooo:paragraph-rsid="00098372"/>
    </style:style>
    <style:style style:name="P4" style:family="paragraph" style:parent-style-name="Standard">
      <style:paragraph-properties fo:text-align="justify" style:justify-single-word="false"/>
      <style:text-properties officeooo:rsid="00098372" officeooo:paragraph-rsid="000dd454"/>
    </style:style>
    <style:style style:name="P5" style:family="paragraph" style:parent-style-name="Standard">
      <style:paragraph-properties fo:text-align="justify" style:justify-single-word="false"/>
      <style:text-properties officeooo:rsid="00098372" officeooo:paragraph-rsid="00128540"/>
    </style:style>
    <style:style style:name="P6" style:family="paragraph" style:parent-style-name="Standard">
      <style:paragraph-properties fo:text-align="justify" style:justify-single-word="false"/>
      <style:text-properties officeooo:rsid="000dd454" officeooo:paragraph-rsid="000dd454"/>
    </style:style>
    <style:style style:name="P7" style:family="paragraph" style:parent-style-name="Standard">
      <style:paragraph-properties fo:text-align="justify" style:justify-single-word="false"/>
      <style:text-properties officeooo:rsid="000dd454" officeooo:paragraph-rsid="0011a6ba"/>
    </style:style>
    <style:style style:name="P8" style:family="paragraph" style:parent-style-name="Standard">
      <style:paragraph-properties fo:text-align="justify" style:justify-single-word="false"/>
      <style:text-properties officeooo:rsid="000dd454" officeooo:paragraph-rsid="0014126f"/>
    </style:style>
    <style:style style:name="P9" style:family="paragraph" style:parent-style-name="Standard">
      <style:paragraph-properties fo:text-align="justify" style:justify-single-word="false"/>
      <style:text-properties officeooo:rsid="00128540" officeooo:paragraph-rsid="00128540"/>
    </style:style>
    <style:style style:name="P10" style:family="paragraph" style:parent-style-name="Standard">
      <style:paragraph-properties fo:text-align="justify" style:justify-single-word="false"/>
      <style:text-properties officeooo:rsid="0014126f" officeooo:paragraph-rsid="0014126f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5d53f" officeooo:paragraph-rsid="0015d53f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665e0" officeooo:paragraph-rsid="001a071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a0716" officeooo:paragraph-rsid="001a9aae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098372" officeooo:paragraph-rsid="00098372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098372" officeooo:paragraph-rsid="000dd454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0b6faa" officeooo:paragraph-rsid="000b6faa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0d6e10" officeooo:paragraph-rsid="000d6e10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0d6e10" officeooo:paragraph-rsid="00128540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0dd454" officeooo:paragraph-rsid="000dd454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officeooo:rsid="000dd454" officeooo:paragraph-rsid="0014126f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1038b7" officeooo:paragraph-rsid="0011a6ba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officeooo:rsid="001038b7" officeooo:paragraph-rsid="000dd454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officeooo:rsid="001038b7" officeooo:paragraph-rsid="00128540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officeooo:rsid="0014126f" officeooo:paragraph-rsid="0014126f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fo:font-weight="bold" officeooo:rsid="0014126f" officeooo:paragraph-rsid="0014126f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bold" officeooo:rsid="0020bef8" officeooo:paragraph-rsid="0020bef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bold" officeooo:rsid="00235b7d" officeooo:paragraph-rsid="00235b7d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15d53f" officeooo:paragraph-rsid="0015d53f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normal" officeooo:rsid="00098372" officeooo:paragraph-rsid="0020bef8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098372" officeooo:paragraph-rsid="00216c0b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normal" fo:font-weight="normal" officeooo:rsid="00098372" officeooo:paragraph-rsid="00268f32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35b7d" officeooo:paragraph-rsid="00235b7d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4126f" officeooo:paragraph-rsid="00235b7d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14126f" officeooo:paragraph-rsid="0023cde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normal" officeooo:rsid="0014126f" officeooo:paragraph-rsid="0026f2d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23cde2" officeooo:paragraph-rsid="0023cd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normal" officeooo:rsid="00258389" officeooo:paragraph-rsid="00258389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268f32" officeooo:paragraph-rsid="00268f3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fo:font-weight="normal" officeooo:rsid="0026f2d9" officeooo:paragraph-rsid="0026f2d9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officeooo:rsid="0017bf62" officeooo:paragraph-rsid="0017bf62"/>
    </style:style>
    <style:style style:name="P41" style:family="paragraph" style:parent-style-name="Standard">
      <style:paragraph-properties fo:text-align="justify" style:justify-single-word="false"/>
      <style:text-properties officeooo:rsid="0017cec5" officeooo:paragraph-rsid="0017cec5"/>
    </style:style>
    <style:style style:name="P42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fo:font-weight="bold" officeooo:rsid="0019557e" officeooo:paragraph-rsid="0019557e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0665e0" officeooo:paragraph-rsid="000665e0"/>
    </style:style>
    <style:style style:name="P44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084437" officeooo:paragraph-rsid="00084437"/>
    </style:style>
    <style:style style:name="P45" style:family="paragraph" style:parent-style-name="Standard">
      <loext:graphic-properties draw:fill="none"/>
      <style:paragraph-properties fo:margin-left="1cm" fo:margin-right="0cm" fo:text-align="justify" style:justify-single-word="false" fo:text-indent="0cm" style:auto-text-indent="false" fo:background-color="transparent"/>
      <style:text-properties officeooo:rsid="00098372" officeooo:paragraph-rsid="00098372"/>
    </style:style>
    <style:style style:name="P4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0665e0" officeooo:paragraph-rsid="001b9d6c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665e0" officeooo:paragraph-rsid="001b9d6c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098372" officeooo:paragraph-rsid="001b9d6c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fo:font-weight="bold" officeooo:rsid="001c3339" officeooo:paragraph-rsid="001c3339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tyle="normal" fo:font-weight="normal" officeooo:rsid="002014d9" officeooo:paragraph-rsid="002014d9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fo:font-weight="normal" officeooo:rsid="002014d9" officeooo:paragraph-rsid="0015d53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0dd454" officeooo:paragraph-rsid="000dd454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officeooo:rsid="000dd454" officeooo:paragraph-rsid="0014126f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officeooo:rsid="000dd454" officeooo:paragraph-rsid="002dd424" style:font-style-asian="normal" style:font-style-complex="normal"/>
    </style:style>
    <style:style style:name="T1" style:family="text">
      <style:text-properties officeooo:rsid="00047bad"/>
    </style:style>
    <style:style style:name="T2" style:family="text">
      <style:text-properties officeooo:rsid="000665e0"/>
    </style:style>
    <style:style style:name="T3" style:family="text">
      <style:text-properties officeooo:rsid="00084437"/>
    </style:style>
    <style:style style:name="T4" style:family="text">
      <style:text-properties officeooo:rsid="0009837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b6faa" style:font-style-asian="normal" style:font-style-complex="normal"/>
    </style:style>
    <style:style style:name="T7" style:family="text">
      <style:text-properties fo:font-style="normal" officeooo:rsid="00098372" style:font-style-asian="normal" style:font-style-complex="normal"/>
    </style:style>
    <style:style style:name="T8" style:family="text">
      <style:text-properties fo:font-style="normal" officeooo:rsid="001038b7" style:font-style-asian="normal" style:font-style-complex="normal"/>
    </style:style>
    <style:style style:name="T9" style:family="text">
      <style:text-properties fo:font-style="normal" officeooo:rsid="000d6e10" style:font-style-asian="normal" style:font-style-complex="normal"/>
    </style:style>
    <style:style style:name="T10" style:family="text">
      <style:text-properties fo:font-style="normal" officeooo:rsid="0014126f" style:font-style-asian="normal" style:font-style-complex="normal"/>
    </style:style>
    <style:style style:name="T11" style:family="text">
      <style:text-properties fo:font-style="normal" officeooo:rsid="000dd454" style:font-style-asian="normal" style:font-style-complex="normal"/>
    </style:style>
    <style:style style:name="T12" style:family="text">
      <style:text-properties fo:font-style="normal" officeooo:rsid="002014d9" style:font-style-asian="normal" style:font-style-complex="normal"/>
    </style:style>
    <style:style style:name="T13" style:family="text">
      <style:text-properties fo:font-style="normal" fo:font-weight="bold" officeooo:rsid="0014126f" style:font-style-asian="normal" style:font-weight-asian="bold" style:font-style-complex="normal" style:font-weight-complex="bold"/>
    </style:style>
    <style:style style:name="T14" style:family="text">
      <style:text-properties officeooo:rsid="000dd454"/>
    </style:style>
    <style:style style:name="T15" style:family="text">
      <style:text-properties officeooo:rsid="00128540"/>
    </style:style>
    <style:style style:name="T16" style:family="text">
      <style:text-properties officeooo:rsid="0015eb47"/>
    </style:style>
    <style:style style:name="T17" style:family="text">
      <style:text-properties officeooo:rsid="0017bf62"/>
    </style:style>
    <style:style style:name="T18" style:family="text">
      <style:text-properties officeooo:rsid="0017cec5"/>
    </style:style>
    <style:style style:name="T19" style:family="text">
      <style:text-properties officeooo:rsid="0017dcff"/>
    </style:style>
    <style:style style:name="T20" style:family="text">
      <style:text-properties officeooo:rsid="001a0716"/>
    </style:style>
    <style:style style:name="T21" style:family="text">
      <style:text-properties officeooo:rsid="001a9aae"/>
    </style:style>
    <style:style style:name="T22" style:family="text">
      <style:text-properties officeooo:rsid="001b9d6c"/>
    </style:style>
    <style:style style:name="T23" style:family="text">
      <style:text-properties officeooo:rsid="001cd731"/>
    </style:style>
    <style:style style:name="T24" style:family="text">
      <style:text-properties officeooo:rsid="001e8dae"/>
    </style:style>
    <style:style style:name="T25" style:family="text">
      <style:text-properties officeooo:rsid="0020bef8"/>
    </style:style>
    <style:style style:name="T26" style:family="text">
      <style:text-properties officeooo:rsid="00216c0b"/>
    </style:style>
    <style:style style:name="T27" style:family="text">
      <style:text-properties officeooo:rsid="00235b7d"/>
    </style:style>
    <style:style style:name="T28" style:family="text">
      <style:text-properties officeooo:rsid="0023cde2"/>
    </style:style>
    <style:style style:name="T29" style:family="text">
      <style:text-properties officeooo:rsid="00268f32"/>
    </style:style>
    <style:style style:name="T30" style:family="text">
      <style:text-properties officeooo:rsid="002c0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На локальной машине <text:span text:style-name="T2">генерируем ключи</text:span> (private и public)</text:p>
      <text:p text:style-name="P40">mkdir sshkeys — создаём директорию для сгенерированный ключей.</text:p>
      <text:p text:style-name="P40">cd sshkeys — переходим в данную директорию.</text:p>
      <text:p text:style-name="P40">В директории sshkeys запускаем команду:</text:p>
      <text:p text:style-name="P1">~$<text:tab/>ssh-keygen -<text:span text:style-name="T17">t rsa -b 4096 -f id_rsa</text:span> — команда создаст 2 ключа (для локального компьютера и для удалённого (с расширением .pub)), <text:span text:style-name="T17">где -t rsa — метод шифрования, -b 4096 — длина ключа, -f id_rsa — местонахождение и имя ключа (указывая только имя, создаст ключи в настоящей папке).</text:span></text:p>
      <text:p text:style-name="P1"/>
      <text:p text:style-name="P41">Обязательно вводим passfrase (<text:span text:style-name="T19">ex: hello!</text:span>)</text:p>
      <text:p text:style-name="P1"/>
      <text:p text:style-name="P1">~$ <text:tab/><text:span text:style-name="T18">ls sshkeys -l (или </text:span>ls .ssh -l<text:span text:style-name="T18">)</text:span> — посмотреть сгенерированные ключи.</text:p>
      <text:p text:style-name="P1"/>
      <text:p text:style-name="P12">2. Публичный ключ передаём на удалённую машину командой <text:span text:style-name="T20">(находясь в папке с ключами)</text:span>:</text:p>
      <text:p text:style-name="P13">~$<text:tab/><text:span text:style-name="T21">ssh-copy-id -i id_rsa.pub </text:span><text:a xlink:type="simple" xlink:href="mailto:timur@176.113.81.20" text:style-name="Internet_20_link" text:visited-style-name="Visited_20_Internet_20_Link"><text:span text:style-name="T21">timur@176.113.81.20</text:span></text:a><text:span text:style-name="T21">, где -i id_rsa.pub </text:span><text:a xlink:type="simple" xlink:href="mailto:timur@176.113.81.20" text:style-name="Internet_20_link" text:visited-style-name="Visited_20_Internet_20_Link"><text:span text:style-name="T21">timur@176.113.81.20</text:span></text:a><text:span text:style-name="T21"> — передаваемый публичный ключ по указанному адресу.</text:span></text:p>
      <text:p text:style-name="P46"/>
      <text:p text:style-name="P47">3. Переходим на удалённую машину</text:p>
      <text:p text:style-name="P47"/>
      <text:p text:style-name="P47">3.1. <text:span text:style-name="T22">Проверяем в домашней директории удалённой машины наличие папки .ssh с находящимся в ней файлом authorized_keys:</text:span></text:p>
      <text:p text:style-name="P46">~$<text:tab/><text:span text:style-name="T22">vim </text:span>.<text:span text:style-name="T22">ssh/authorized_keys — в данном файле должен быть переданный ключ (можно сравнить с ключом на локальной машине). </text:span></text:p>
      <text:p text:style-name="P48"/>
      <text:p text:style-name="P42"><text:span text:style-name="T21">Либо так</text:span>:</text:p>
      <text:p text:style-name="P43">2. Публичный ключ передаём на удалённую машину парной командой scp (secure copy) ssh:</text:p>
      <text:p text:style-name="P43">~$<text:tab/>scp .ssh/tim.pub <text:a xlink:type="simple" xlink:href="mailto:timur@176.113.81.20" text:style-name="Internet_20_link" text:visited-style-name="Visited_20_Internet_20_Link">timur@176.113.81.20</text:a>:~/ <text:span text:style-name="T1">—</text:span> копируем публичный ключ на удалённую машину (remote server) в домашнюю папку.</text:p>
      <text:p text:style-name="P43"/>
      <text:p text:style-name="P43">3. Переходим на удалённую машину для настройки службы ssh</text:p>
      <text:p text:style-name="P43"/>
      <text:p text:style-name="P43">3.1. Создаём папку .ssh</text:p>
      <text:p text:style-name="P43">~$<text:tab/>mkdir .ssh — <text:span text:style-name="T3">для данной директории устанавливаем permission 700 — читать может только владелец директории.</text:span></text:p>
      <text:p text:style-name="P44">~$<text:tab/>chmod 700 .ssh</text:p>
      <text:p text:style-name="P44"/>
      <text:p text:style-name="P44">3.2. Перемещаем публичный ключ в файл авторизованных ключей</text:p>
      <text:p text:style-name="P44">~$<text:tab/>cat <text:span text:style-name="T4">tim.pub » .ssh/authorized_keys</text:span></text:p>
      <text:p text:style-name="P44"/>
      <text:p text:style-name="P45">3.3. На файл authorized_keys устанавливаем permission 644 — изменять может только владелец, читать могут все.</text:p>
      <text:p text:style-name="P45">~$<text:tab/>chmod 644 .ssh/authorized_keys</text:p>
      <text:p text:style-name="P3"/>
      <text:p text:style-name="P3">4. Возвращаемся на локальную машину</text:p>
      <text:p text:style-name="P3">exit</text:p>
      <text:p text:style-name="P3"/>
      <text:p text:style-name="P3">Теперь войти можно так:</text:p>
      <text:p text:style-name="P3">ssh <text:a xlink:type="simple" xlink:href="mailto:timur@176.113.81.20" text:style-name="Internet_20_link" text:visited-style-name="Visited_20_Internet_20_Link">timur@176.113.81.20</text:a> -i .ssh/tim</text:p>
      <text:p text:style-name="P3">Аппендикс «-i .ssh/tim» — указание на идентификационный файл</text:p>
      <text:p text:style-name="P3"/>
      <text:p text:style-name="P3">5. Переходим обратно на удалённую машину</text:p>
      <text:p text:style-name="P3"><text:soft-page-break/>5.1. Изменяем настройки ssh, чтобы нельзя было войти используя пароль</text:p>
      <text:p text:style-name="P3">~$<text:tab/>su — переходим под root</text:p>
      <text:p text:style-name="P3">#<text:tab/>vim <text:span text:style-name="T5">/etc/ssh/sshd_config</text:span></text:p>
      <text:p text:style-name="P14">Меняем следующие настройки:</text:p>
      <text:p text:style-name="P3"><text:span text:style-name="T5">PermitRootLogin </text:span><text:span text:style-name="T6">no — под root нельзя залогиниться</text:span></text:p>
      <text:p text:style-name="P16">PubkeyAuthentication yes — открываем антентификацию по публичному ключу</text:p>
      <text:p text:style-name="P17">PasswordAuthentication no</text:p>
      <text:p text:style-name="P17">PermitEmptyPasswords no — запрет на пустые пароли</text:p>
      <text:p text:style-name="P49">AuthorizedKeysFile %<text:span text:style-name="T23">h/</text:span>.ssh/authorized_keys — проверить</text:p>
      <text:p text:style-name="P17"/>
      <text:p text:style-name="P17">Сохраняем файл</text:p>
      <text:p text:style-name="P17"/>
      <text:p text:style-name="P17">5.2. Перезапускаем ssh и проверяем статус</text:p>
      <text:p text:style-name="P17">#<text:tab/>systemctl restart sshd.service</text:p>
      <text:p text:style-name="P17">#<text:tab/>systemctl status sshd.service</text:p>
      <text:p text:style-name="P17"/>
      <text:p text:style-name="P4"><text:span text:style-name="T14">6</text:span>. Возвращаемся на локальную машину</text:p>
      <text:p text:style-name="P15">exit exit</text:p>
      <text:p text:style-name="P15"/>
      <text:p text:style-name="P26">6.0 Проверить. Добавляем локальный ключ в ssh локальной машины:</text:p>
      <text:p text:style-name="P29">~$<text:tab/><text:span text:style-name="T25">ssh-add ~/sshkeys/id_rsa — путь к ключу.</text:span></text:p>
      <text:p text:style-name="P30">~$<text:tab/><text:span text:style-name="T26">ssh-add -l — проверить добавление ключа.</text:span></text:p>
      <text:p text:style-name="P15"/>
      <text:p text:style-name="P6"><text:span text:style-name="T5">6.1. Чтобы не вводить длинную строку </text:span><text:span text:style-name="T7">ssh </text:span><text:a xlink:type="simple" xlink:href="mailto:timur@176.113.81.20" text:style-name="Internet_20_link" text:visited-style-name="Visited_20_Internet_20_Link"><text:span text:style-name="T7">timur@176.113.81.20</text:span></text:a><text:span text:style-name="T7"> -i .ssh/tim</text:span></text:p>
      <text:p text:style-name="P6"><text:span text:style-name="T7">~</text:span><text:span text:style-name="T5">$<text:tab/>vim .ssh/config</text:span></text:p>
      <text:p text:style-name="P19">Host <text:span text:style-name="T16">www-python (любое имя)</text:span></text:p>
      <text:p text:style-name="P19"><text:tab/>HostName 176.113.81.20</text:p>
      <text:p text:style-name="P19"><text:tab/>User timur</text:p>
      <text:p text:style-name="P19"><text:tab/>IdentityFile ~/.ssh/tim — локальный ключ (private)</text:p>
      <text:p text:style-name="P19"><text:tab/>IdentitiesOnly yes — искользуем только данный ключ</text:p>
      <text:p text:style-name="P54"><text:tab/>AddKeysToAgent yes — <text:span text:style-name="T30">запромнить passphrase</text:span></text:p>
      <text:p text:style-name="P19"/>
      <text:p text:style-name="P19">Сохраняем файл</text:p>
      <text:p text:style-name="P19"/>
      <text:p text:style-name="P19">Теперь войти можно так:</text:p>
      <text:p text:style-name="P19">ssh <text:span text:style-name="T24">www-python</text:span></text:p>
      <text:p text:style-name="P19"/>
      <text:p text:style-name="P19">7. Настраиваем порт отличный от 22-го</text:p>
      <text:p text:style-name="P19">7.1. На удалённой машине</text:p>
      <text:p text:style-name="P19">~$ <text:tab/>su</text:p>
      <text:p text:style-name="P19">#<text:tab/>vim /etc/ssh/sshd_config</text:p>
      <text:p text:style-name="P19">Меняем настройку Port на любой незанятый порт выше 1024, например 31182</text:p>
      <text:p text:style-name="P19">Port 31182</text:p>
      <text:p text:style-name="P19"/>
      <text:p text:style-name="P19">7.1.1 (при необходимости) Настраиваем firewall</text:p>
      <text:p text:style-name="P7"><text:span text:style-name="T5"># firewall-cmd -permanent -add-port=31182/</text:span><text:span text:style-name="T8">tep</text:span></text:p>
      <text:p text:style-name="P21"/>
      <text:p text:style-name="P9"><text:span text:style-name="T8">7.</text:span><text:span text:style-name="T5">2. </text:span><text:span text:style-name="T9">Перезапускаем ssh и проверяем статус</text:span></text:p>
      <text:p text:style-name="P18">#<text:tab/>systemctl restart sshd.service</text:p>
      <text:p text:style-name="P18">#<text:tab/>systemctl status sshd.service</text:p>
      <text:p text:style-name="P22"/>
      <text:p text:style-name="P5"><text:span text:style-name="T15">8</text:span>. Возвращаемся на локальную машину</text:p>
      <text:p text:style-name="P23"><text:soft-page-break/>exit exit</text:p>
      <text:p text:style-name="P23"/>
      <text:p text:style-name="P10"><text:span text:style-name="T8">8.</text:span><text:span text:style-name="T5">1. На локальной машине редактируем .ssh/config</text:span></text:p>
      <text:p text:style-name="P24">~$<text:tab/>vim .ssh/config</text:p>
      <text:p text:style-name="P24"/>
      <text:p text:style-name="P20">Host <text:span text:style-name="T16">www-python (любое имя)</text:span></text:p>
      <text:p text:style-name="P20"><text:tab/>HostName 176.113.81.20</text:p>
      <text:p text:style-name="P20"><text:tab/>User timur</text:p>
      <text:p text:style-name="P20"><text:tab/>IdentityFile ~/.ssh/tim — локальный ключ (private)</text:p>
      <text:p text:style-name="P20"><text:tab/>IdentitiesOnly yes — искользуем только данный ключ</text:p>
      <text:p text:style-name="P20"><text:tab/>AddKeysToAgent yes — <text:span text:style-name="T30">запромнить passphrase</text:span></text:p>
      <text:p text:style-name="P8"><text:span text:style-name="T5"><text:tab/></text:span><text:span text:style-name="T13">Port 31182</text:span></text:p>
      <text:p text:style-name="P25"/>
      <text:p text:style-name="P50">9. Проверка настроек</text:p>
      <text:p text:style-name="P50"/>
      <text:p text:style-name="P50">ssh www-python -v — в выдаче проверяем параметры:</text:p>
      <text:p text:style-name="P50">Authentications that can continue: publickey</text:p>
      <text:p text:style-name="P50">Authentication succeeded (publickey)</text:p>
      <text:p text:style-name="P51"/>
      <text:p text:style-name="P11"><text:span text:style-name="T12">10</text:span><text:span text:style-name="T10">. </text:span><text:span text:style-name="T5">Проверка подключения к root</text:span></text:p>
      <text:p text:style-name="P28"/>
      <text:p text:style-name="P11"><text:span text:style-name="T5">ssh </text:span><text:a xlink:type="simple" xlink:href="mailto:root@176.113.81.20" text:style-name="Internet_20_link" text:visited-style-name="Visited_20_Internet_20_Link"><text:span text:style-name="T5">root@</text:span></text:a><text:a xlink:type="simple" xlink:href="mailto:root@176.113.81.20" text:style-name="Internet_20_link" text:visited-style-name="Visited_20_Internet_20_Link"><text:span text:style-name="T11">176.113.81.20</text:span></text:a><text:span text:style-name="T11"> -</text:span><text:span text:style-name="T5">p 31182</text:span></text:p>
      <text:p text:style-name="P28">… permission denied (publickey) — в способах нет password</text:p>
      <text:p text:style-name="P28"/>
      <text:p text:style-name="P27">11. Дополнительно. Шифруем локальный ключ.</text:p>
      <text:p text:style-name="P32">11.1. Удаляем установленный ключ командой:</text:p>
      <text:p text:style-name="P33">~$<text:tab/><text:span text:style-name="T27">ssh-add -l — проверяем установленный ключ.</text:span></text:p>
      <text:p text:style-name="P33">~$<text:tab/><text:span text:style-name="T27">ssh-add -d tim — удаляем ключ (в данном случае ключ tim).</text:span></text:p>
      <text:p text:style-name="P36">11.2. Переименовываем ключ tim на tim_old</text:p>
      <text:p text:style-name="P36">11.3. Шифруем ключ командой (находясь в папке с ключами):</text:p>
      <text:p text:style-name="P34">~$<text:tab/><text:span text:style-name="T28">openssl pkcs8 -topk8 -v2 des3 -in tim_old -out tim</text:span></text:p>
      <text:p text:style-name="P37">Encryption Password: (<text:span text:style-name="T18">ex: </text:span>lorem<text:span text:style-name="T18">)</text:span></text:p>
      <text:p text:style-name="P38">11.4. <text:span text:style-name="T4">На файл </text:span>tim<text:span text:style-name="T4"> устанавливаем permission 6</text:span>00 <text:span text:style-name="T28">(находясь в папке с ключами)</text:span>:</text:p>
      <text:p text:style-name="P31">~$<text:tab/>chmod 6<text:span text:style-name="T29">00</text:span> <text:span text:style-name="T29">tim</text:span></text:p>
      <text:p text:style-name="P39">11.5. Добавляем ключ в ssh командой:</text:p>
      <text:p text:style-name="P35">~$<text:tab/><text:span text:style-name="T27">ssh-add ti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2:08:56.476637982</meta:creation-date>
    <meta:generator>LibreOffice/6.0.7.3$Linux_X86_64 LibreOffice_project/00m0$Build-3</meta:generator>
    <dc:date>2020-05-24T02:26:09.535600440</dc:date>
    <meta:editing-duration>PT3H8M22S</meta:editing-duration>
    <meta:editing-cycles>31</meta:editing-cycles>
    <meta:document-statistic meta:table-count="0" meta:image-count="0" meta:object-count="0" meta:page-count="3" meta:paragraph-count="99" meta:word-count="613" meta:character-count="4475" meta:non-whitespace-character-count="3916"/>
  </office:meta>
</office:document-meta>
</file>